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EE0000037A28D1801F1A1B74AA.png" manifest:media-type="image/png"/>
  <manifest:file-entry manifest:full-path="Pictures/1000020100000DF200000326D8F94BFADB08DA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stroke="dash" draw:stroke-dash="Ultrafine_20_Dashed" draw:fill-color="#8d1d75" draw:textarea-horizontal-align="justify" draw:textarea-vertical-align="middle" draw:auto-grow-height="false" fo:min-height="0.579cm" fo:min-width="9.438cm"/>
      <style:paragraph-properties style:writing-mode="lr-tb"/>
    </style:style>
    <style:style style:name="gr4" style:family="graphic" style:parent-style-name="Default_5f_2">
      <style:graphic-properties draw:stroke="dash" draw:stroke-dash="Ultrafine_20_Dashed" draw:fill-color="#fff5ce" draw:textarea-horizontal-align="justify" draw:textarea-vertical-align="middle" draw:auto-grow-height="false" fo:min-height="0.579cm" fo:min-width="9.968cm"/>
      <style:paragraph-properties style:writing-mode="lr-tb"/>
    </style:style>
    <style:style style:name="gr5" style:family="graphic" style:parent-style-name="Default_5f_2">
      <style:graphic-properties draw:stroke="dash" draw:stroke-dash="Ultrafine_20_Dashed" draw:fill-color="#eeeeee" draw:textarea-horizontal-align="justify" draw:textarea-vertical-align="middle" draw:auto-grow-height="false" fo:min-height="0.583cm" fo:min-width="10.52cm"/>
      <style:paragraph-properties style:writing-mode="lr-tb"/>
    </style:style>
    <style:style style:name="gr6" style:family="graphic" style:parent-style-name="Default_5f_2">
      <style:graphic-properties draw:stroke="dash" draw:stroke-dash="Ultrafine_20_Dashed" draw:fill="solid" draw:fill-color="#ffdbb6" draw:textarea-horizontal-align="justify" draw:textarea-vertical-align="middle" draw:auto-grow-height="false" fo:min-height="0.583cm" fo:min-width="11.099cm"/>
      <style:paragraph-properties style:writing-mode="lr-tb"/>
    </style:style>
    <style:style style:name="gr7" style:family="graphic" style:parent-style-name="standard">
      <style:graphic-properties draw:fill-color="#ffffa6" draw:textarea-horizontal-align="justify" draw:textarea-vertical-align="middle" draw:auto-grow-height="false" fo:min-height="0.75cm" fo:min-width="1.8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Default_5f_3">
      <style:graphic-properties draw:stroke="none" draw:fill="none" fo:min-height="1.161cm"/>
      <style:paragraph-properties style:writing-mode="lr-tb"/>
    </style:style>
    <style:style style:name="gr10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856cm"/>
    </style:style>
    <style:style style:name="gr11" style:family="graphic" style:parent-style-name="Default_5f_3">
      <style:graphic-properties draw:stroke="none" draw:fill="none" fo:min-height="0.581cm"/>
      <style:paragraph-properties style:writing-mode="lr-tb"/>
    </style:style>
    <style:style style:name="gr12" style:family="graphic" style:parent-style-name="Default_5f_3">
      <style:graphic-properties draw:stroke="none" draw:fill="none" fo:min-height="0.65cm"/>
      <style:paragraph-properties style:writing-mode="lr-tb"/>
    </style:style>
    <style:style style:name="gr13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5.75cm" fo:min-width="10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5" style:family="graphic" style:parent-style-name="standard">
      <style:graphic-properties svg:stroke-color="#000000" draw:fill-color="#729fcf" draw:textarea-horizontal-align="justify" draw:textarea-vertical-align="middle" draw:auto-grow-height="false" fo:min-height="0.95cm" fo:min-width="1.855cm"/>
    </style:style>
    <style:style style:name="gr16" style:family="graphic" style:parent-style-name="standard">
      <style:graphic-properties draw:fill="solid" draw:fill-color="#f7d1d5" draw:textarea-horizontal-align="justify" draw:textarea-vertical-align="middle" draw:auto-grow-height="false" fo:min-height="0.75cm" fo:min-width="1.856cm"/>
    </style:style>
    <style:style style:name="gr17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3.449cm" fo:min-width="10.5cm"/>
    </style:style>
    <style:style style:name="gr1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7.1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92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  <style:paragraph-properties style:writing-mode="lr-tb"/>
    </style:style>
    <style:style style:name="gr24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9.3cm" draw:shadow-opacity="100%"/>
    </style:style>
    <style:style style:name="gr25" style:family="graphic" style:parent-style-name="standard">
      <style:graphic-properties draw:fill="solid" draw:fill-color="#ffd7d7" draw:textarea-horizontal-align="justify" draw:textarea-vertical-align="middle" draw:auto-grow-height="false" fo:min-height="4.15cm" fo:min-width="5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  <style:paragraph-properties style:writing-mode="lr-tb"/>
    </style:style>
    <style:style style:name="gr28" style:family="graphic" style:parent-style-name="standard">
      <style:graphic-properties svg:stroke-color="#2a6099" draw:fill="solid" draw:fill-color="#ffffff" draw:opacity="100%" draw:textarea-horizontal-align="justify" draw:textarea-vertical-align="middle" draw:auto-grow-height="false" fo:min-height="0.65cm" fo:min-width="9.5cm" draw:shadow-opacity="100%"/>
    </style:style>
    <style:style style:name="gr29" style:family="graphic" style:parent-style-name="standard">
      <style:graphic-properties draw:fill="solid" draw:fill-color="#f7d1d5" draw:textarea-horizontal-align="justify" draw:textarea-vertical-align="middle" draw:auto-grow-height="false" fo:min-height="0.812cm" fo:min-width="1.856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7" style:family="paragraph">
      <loext:graphic-properties draw:fill-color="#8d1d75"/>
      <style:paragraph-properties fo:margin-left="0cm" fo:margin-right="0cm" fo:text-align="start" fo:text-indent="0cm" style:writing-mode="lr-tb"/>
      <style:text-properties fo:color="#eeeeee" style:font-name="Open Sans" fo:font-size="22pt" style:font-size-asian="24pt" style:font-size-complex="24pt"/>
    </style:style>
    <style:style style:name="P8" style:family="paragraph"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9" style:family="paragraph">
      <loext:graphic-properties draw:fill-color="#fff5c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0" style:family="paragraph">
      <loext:graphic-properties draw:fill-color="#eeeeee"/>
      <style:paragraph-properties fo:text-align="start" style:writing-mode="lr-tb"/>
      <style:text-properties fo:color="#000000" style:font-name="Open Sans" fo:font-size="22pt" style:font-size-asian="24pt" style:font-size-complex="24pt"/>
    </style:style>
    <style:style style:name="P11" style:family="paragraph">
      <style:paragraph-properties fo:text-align="start" style:writing-mode="lr-tb"/>
      <style:text-properties style:font-name="Open Sans" fo:font-size="22pt" style:font-size-asian="24pt" style:font-size-complex="24pt"/>
    </style:style>
    <style:style style:name="P12" style:family="paragraph">
      <loext:graphic-properties draw:fill="solid" draw:fill-color="#ffdbb6"/>
      <style:paragraph-properties fo:text-align="start" style:writing-mode="lr-tb"/>
      <style:text-properties style:font-name="Open Sans" fo:font-size="22pt" style:font-size-asian="24pt" style:font-size-complex="24pt"/>
    </style:style>
    <style:style style:name="P13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14" style:family="paragraph">
      <loext:graphic-properties draw:fill-color="#ffffa6"/>
      <style:paragraph-properties fo:text-align="center" style:writing-mode="lr-tb"/>
      <style:text-properties style:font-name="OpenSans" fo:font-size="14pt"/>
    </style:style>
    <style:style style:name="P15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OpenSans" fo:font-size="14pt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style:font-name="OpenSans"/>
    </style:style>
    <style:style style:name="P22" style:family="paragraph">
      <loext:graphic-properties draw:fill="solid" draw:fill-color="#f7d1d5"/>
      <style:paragraph-properties fo:text-align="center"/>
    </style:style>
    <style:style style:name="P23" style:family="paragraph">
      <loext:graphic-properties draw:fill="solid" draw:fill-color="#ffffff" draw:opacity="100%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style:font-name="OpenSans"/>
    </style:style>
    <style:style style:name="P25" style:family="paragraph">
      <loext:graphic-properties draw:fill="none" draw:fill-color="#ffffff"/>
      <style:paragraph-properties style:writing-mode="lr-tb"/>
      <style:text-properties style:font-name="OpenSans" fo:font-size="20pt" style:font-size-asian="20pt" style:font-size-complex="20pt"/>
    </style:style>
    <style:style style:name="P26" style:family="paragraph">
      <loext:graphic-properties draw:fill="solid" draw:fill-color="#ffd7d7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OpenSans" style:text-underline-style="solid" style:text-underline-width="auto" style:text-underline-color="font-color" fo:font-weight="normal"/>
    </style:style>
    <style:style style:name="P28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eeeee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0000" style:font-name="Open Sans" fo:font-size="24pt" style:font-size-asian="24pt" style:font-size-complex="24pt"/>
    </style:style>
    <style:style style:name="T6" style:family="text">
      <style:text-properties fo:color="#000000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0" style:family="text">
      <style:text-properties style:font-name="OpenSans" fo:font-size="14pt"/>
    </style:style>
    <style:style style:name="T11" style:family="text">
      <style:text-properties style:font-name="OpenSans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font-name="OpenSans" fo:font-size="14pt" style:text-underline-style="none" style:font-size-asian="14pt" style:font-size-complex="14pt"/>
    </style:style>
    <style:style style:name="T13" style:family="text">
      <style:text-properties style:font-name="OpenSans"/>
    </style:style>
    <style:style style:name="T14" style:family="text">
      <style:text-properties style:font-name="OpenSans" fo:font-size="20pt" style:font-size-asian="20pt" style:font-size-complex="20pt"/>
    </style:style>
    <style:style style:name="T15" style:family="text">
      <style:text-properties style:font-name="OpenSans" style:text-underline-style="solid" style:text-underline-width="auto" style:text-underline-color="font-color" fo:font-weight="normal"/>
    </style:style>
    <style:style style:name="T16" style:family="text">
      <style:text-properties style:font-name="Open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rray </text:span><text:span text:style-name="T1">Implement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Array Implementa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_introduction" draw:style-name="dp1" draw:master-page-name="content" presentation:presentation-page-layout-name="AL2T1">
        <office:forms form:automatic-focus="false" form:apply-design-mode="false"/>
        <draw:custom-shape draw:style-name="gr3" draw:text-style-name="P7" xml:id="id1" draw:id="id1" draw:layer="layout" svg:width="12.354cm" svg:height="1.029cm" svg:x="-0.652cm" svg:y="5.032cm">
          <text:p text:style-name="P6"><text:span text:style-name="T4"><text:s text:c="2"/></text:span><text:span text:style-name="T4">Create Stack</text:span></text:p>
          <draw:enhanced-geometry svg:viewBox="0 0 21600 21600" draw:mirror-horizontal="true" draw:glue-points="?f6 0 10800 ?f8 ?f11 10800 ?f9 21600 10800 ?f10 ?f5 10800" draw:text-areas="?f3 ?f3 ?f4 ?f4" draw:type="parallelogram" draw:modifiers="870.64346418454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9" xml:id="id2" draw:id="id2" draw:layer="layout" svg:width="12.994cm" svg:height="1.029cm" svg:x="-0.622cm" svg:y="6.429cm">
          <text:p text:style-name="P8"><text:span text:style-name="T5"><text:s text:c="2"/></text:span><text:span text:style-name="T5">Insert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841.03332085361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0" xml:id="id3" draw:id="id3" draw:layer="layout" svg:width="13.636cm" svg:height="1.029cm" svg:x="-0.569cm" svg:y="7.842cm">
          <text:p text:style-name="P8"><text:span text:style-name="T6"><text:s/></text:span><text:span text:style-name="T6">Delete an Element</text:span></text:p>
          <draw:enhanced-geometry svg:viewBox="0 0 21600 21600" draw:mirror-horizontal="true" draw:glue-points="?f6 0 10800 ?f8 ?f11 10800 ?f9 21600 10800 ?f10 ?f5 10800" draw:text-areas="?f3 ?f3 ?f4 ?f4" draw:type="parallelogram" draw:modifiers="772.9559287233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2" xml:id="id4" draw:id="id4" draw:layer="layout" svg:width="14.337cm" svg:height="1.029cm" svg:x="-0.655cm" svg:y="9.256cm">
          <text:p text:style-name="P11"><text:span text:style-name="T7"><text:s/></text:span><text:span text:style-name="T7">Print Stack </text:span></text:p>
          <draw:enhanced-geometry svg:viewBox="0 0 21600 21600" draw:mirror-horizontal="true" draw:glue-points="?f6 0 10800 ?f8 ?f11 10800 ?f9 21600 10800 ?f10 ?f5 10800" draw:text-areas="?f3 ?f3 ?f4 ?f4" draw:type="parallelogram" draw:modifiers="751.7366438833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5" draw:text-style-name="P13" draw:layer="layout" svg:width="19.5cm" svg:height="2.597cm" svg:x="0.649cm" svg:y="0.304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Oper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0-width/2;x" smil:keyTimes="0;1"/>
                  <anim:animate smil:dur="1s" smil:fill="hold" smil:targetElement="id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0-width/2;x" smil:keyTimes="0;1"/>
                  <anim:animate smil:dur="1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0-width/2;x" smil:keyTimes="0;1"/>
                  <anim:animate smil:dur="1s" smil:fill="hold" smil:targetElement="id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– peep(stack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</text:span><text:span text:style-name="T8">Stack-Array </text:span><text:span text:style-name="T8">Implementation </text:span><text:span text:style-name="T9"><text:line-break/></text:span><text:span text:style-name="T9">peep(stac</text:span><text:span text:style-name="T9">k)</text:span></text:p>
          </draw:text-box>
        </draw:frame>
        <draw:g>
          <draw:custom-shape draw:style-name="gr7" draw:text-style-name="P14" draw:layer="layout" svg:width="2.356cm" svg:height="1cm" svg:x="18.229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3cm" svg:height="1.411cm" svg:x="24.59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5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3cm" svg:height="1.411cm" svg:x="24.637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3cm" svg:height="1.411cm" svg:x="24.637cm" svg:y="4.437cm">
            <draw:text-box>
              <text:p text:style-name="P16"><text:span text:style-name="T10">item[3]</text:span></text:p>
            </draw:text-box>
          </draw:frame>
          <draw:g>
            <draw:custom-shape draw:style-name="gr10" draw:text-style-name="P18" draw:layer="layout" svg:width="2.356cm" svg:height="1.2cm" svg:x="22.352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8" draw:layer="layout" svg:width="2.356cm" svg:height="1.2cm" svg:x="22.352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8" draw:layer="layout" svg:width="2.356cm" svg:height="1.2cm" svg:x="22.352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8" draw:layer="layout" svg:width="2.356cm" svg:height="1.2cm" svg:x="22.352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7cm" svg:height="0.962cm" svg:x="20.35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29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8cm" svg:height="0.962cm" svg:x="15.401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7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39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39cm" svg:y="4.6cm">
          <draw:text-box>
            <text:p text:style-name="P16"><text:span text:style-name="T10">40</text:span></text:p>
          </draw:text-box>
        </draw:frame>
        <draw:custom-shape draw:style-name="gr13" draw:text-style-name="P20" xml:id="id6" draw:id="id6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g xml:id="id7" draw:id="id7"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frame draw:style-name="gr11" draw:text-style-name="P17" draw:layer="layout" svg:width="1.4cm" svg:height="0.831cm" svg:x="19.053cm" svg:y="8.201cm">
          <draw:text-box>
            <text:p xml:id="id5" text:id="id5" text:style-name="P16"><text:span text:style-name="T10">3</text:span></text:p>
          </draw:text-box>
        </draw:frame>
        <draw:frame draw:style-name="gr8" draw:text-style-name="P19" draw:layer="layout" svg:width="2.087cm" svg:height="0.962cm" svg:x="22.603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peep(stack)</text:span></text:p>
          </draw:text-box>
        </draw:frame>
        <draw:g>
          <draw:custom-shape draw:style-name="gr7" draw:text-style-name="P14" draw:layer="layout" svg:width="2.356cm" svg:height="1cm" svg:x="18.229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2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1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5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8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8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3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3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3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3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29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1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5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39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39cm" svg:y="4.6cm">
          <draw:text-box>
            <text:p text:style-name="P16"><text:span text:style-name="T10">40</text:span></text:p>
          </draw:text-box>
        </draw:frame>
        <draw:custom-shape draw:style-name="gr16" draw:text-style-name="P22" xml:id="id12" draw:id="id12" draw:layer="layout" svg:width="2.356cm" svg:height="1cm" svg:x="18.229cm" svg:y="8.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.4cm" svg:height="0.831cm" svg:x="19.053cm" svg:y="8.2cm">
          <draw:text-box>
            <text:p text:style-name="P16"><text:span text:style-name="T10">3</text:span></text:p>
          </draw:text-box>
        </draw:frame>
        <draw:custom-shape draw:style-name="gr17" draw:text-style-name="P20" xml:id="id9" draw:id="id9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xml:id="id11" draw:id="id11" draw:layer="layout" svg:width="7.6cm" svg:height="0.9cm" svg:x="2.8cm" svg:y="11.3cm">
          <text:p/>
          <draw:enhanced-geometry svg:viewBox="0 0 21600 21600" draw:type="rectangle" draw:enhanced-path="M 0 0 L 21600 0 21600 21600 0 21600 0 0 Z N"/>
        </draw:custom-shape>
        <draw:g xml:id="id10" draw:id="id10"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(stack <text:s text:c="4"/>top = 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urn e_tru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turn e_fals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 xml:id="id8" text:id="id8"><text:span text:style-name="T14">is_stack_empty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8cm" svg:height="0.9cm" svg:x="3cm" svg:y="3.7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out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Left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entrance" presentation:preset-id="ooo-entrance-appear">
                  <anim:set smil:begin="0s" smil:dur="0.0000005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2s" smil:fill="hold" presentation:node-type="after-previous" presentation:preset-class="motion-path" presentation:preset-id="ooo-motionpath-down">
                  <anim:animateMotion smil:dur="2s" smil:fill="hold" smil:targetElement="id11" svg:path="M0 0.00634920634920635l0.00357142857142857 0.092126984126984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1" svg:path="M0.0107142857142857 0.111936507936508v0.0372698412698413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peep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xml:id="id13" draw:id="id13" draw:layer="layout" svg:width="9.8cm" svg:height="0.9cm" svg:x="3cm" svg:y="3.7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custom-shape draw:style-name="gr17" draw:text-style-name="P20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(stack <text:s text:c="4"/>top = 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urn e_tru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turn e_fals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><text:span text:style-name="T14">is_stack_empty(stack)</text:span></text:p>
          </draw:text-box>
        </draw:frame>
        <draw:g xml:id="id14" draw:id="id14">
          <draw:custom-shape draw:style-name="gr25" draw:text-style-name="P26" draw:layer="layout" svg:width="5.6cm" svg:height="4.4cm" svg:x="17.6cm" svg:y="10.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7" draw:layer="layout" svg:width="3.093cm" svg:height="0.988cm" svg:x="18.8cm" svg:y="10.8cm">
            <draw:text-box>
              <text:p><text:span text:style-name="T15">OUTPUT</text:span></text:p>
            </draw:text-box>
          </draw:frame>
        </draw:g>
        <draw:frame draw:style-name="gr27" draw:text-style-name="P28" draw:layer="layout" svg:width="1.129cm" svg:height="0.831cm" svg:x="17.871cm" svg:y="12.569cm">
          <draw:text-box>
            <text:p xml:id="id15" text:id="id15"><text:span text:style-name="T16">40</text:span></text:p>
          </draw:text-box>
        </draw:frame>
        <draw:g>
          <draw:custom-shape draw:style-name="gr7" draw:text-style-name="P14" draw:layer="layout" svg:width="2.356cm" svg:height="1cm" svg:x="18.23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2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6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9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9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4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1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3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2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1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1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4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4cm" svg:y="4.6cm">
          <draw:text-box>
            <text:p text:style-name="P16"><text:span text:style-name="T10">40</text:span></text:p>
          </draw:text-box>
        </draw:frame>
        <draw:frame draw:style-name="gr11" draw:text-style-name="P17" draw:layer="layout" svg:width="1.4cm" svg:height="0.831cm" svg:x="19.053cm" svg:y="8.202cm">
          <draw:text-box>
            <text:p xml:id="id17" text:id="id17" text:style-name="P16"><text:span text:style-name="T10">2</text:span></text:p>
          </draw:text-box>
        </draw:frame>
        <draw:frame draw:style-name="gr11" draw:text-style-name="P17" draw:layer="layout" svg:width="1.4cm" svg:height="0.831cm" svg:x="19.053cm" svg:y="8.201cm">
          <draw:text-box>
            <text:p xml:id="id16" text:id="id16" text:style-name="P16"><text:span text:style-name="T10">3</text:span></text:p>
          </draw:text-box>
        </draw:frame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3" svg:path="M0 0l-0.00357142857142857 0.11111111111111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3" svg:path="M0.025 0.13015873015873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top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3" svg:path="M0.025 0.193650793650794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peep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18" draw:id="id18" draw:layer="layout" svg:width="10cm" svg:height="0.9cm" svg:x="3cm" svg:y="5.5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custom-shape draw:style-name="gr17" draw:text-style-name="P20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(stack <text:s text:c="4"/>top = 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urn e_tru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turn e_fals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><text:span text:style-name="T14">is_stack_empty(stack)</text:span></text:p>
          </draw:text-box>
        </draw:frame>
        <draw:g>
          <draw:custom-shape draw:style-name="gr25" draw:text-style-name="P26" draw:layer="layout" svg:width="5.6cm" svg:height="4.4cm" svg:x="17.6cm" svg:y="10.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7" draw:layer="layout" svg:width="3.093cm" svg:height="0.988cm" svg:x="18.8cm" svg:y="10.8cm">
            <draw:text-box>
              <text:p><text:span text:style-name="T15">OUTPUT</text:span></text:p>
            </draw:text-box>
          </draw:frame>
        </draw:g>
        <draw:frame draw:style-name="gr27" draw:text-style-name="P28" draw:layer="layout" svg:width="1.129cm" svg:height="0.831cm" svg:x="19.1cm" svg:y="12.6cm">
          <draw:text-box>
            <text:p xml:id="id19" text:id="id19"><text:span text:style-name="T16">30</text:span></text:p>
          </draw:text-box>
        </draw:frame>
        <draw:frame draw:style-name="gr27" draw:text-style-name="P28" draw:layer="layout" svg:width="1.129cm" svg:height="0.831cm" svg:x="17.872cm" svg:y="12.57cm">
          <draw:text-box>
            <text:p><text:span text:style-name="T16">40</text:span></text:p>
          </draw:text-box>
        </draw:frame>
        <draw:g>
          <draw:custom-shape draw:style-name="gr7" draw:text-style-name="P14" draw:layer="layout" svg:width="2.356cm" svg:height="1cm" svg:x="18.23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2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6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9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9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4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1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3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2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1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1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4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4cm" svg:y="4.6cm">
          <draw:text-box>
            <text:p text:style-name="P16"><text:span text:style-name="T10">40</text:span></text:p>
          </draw:text-box>
        </draw:frame>
        <draw:frame draw:style-name="gr11" draw:text-style-name="P17" draw:layer="layout" svg:width="1.4cm" svg:height="0.831cm" svg:x="19.053cm" svg:y="8.2cm">
          <draw:text-box>
            <text:p xml:id="id21" text:id="id21" text:style-name="P16"><text:span text:style-name="T10">1</text:span></text:p>
          </draw:text-box>
        </draw:frame>
        <draw:frame draw:style-name="gr11" draw:text-style-name="P17" draw:layer="layout" svg:width="1.4cm" svg:height="0.831cm" svg:x="19.053cm" svg:y="8.201cm">
          <draw:text-box>
            <text:p xml:id="id20" text:id="id20" text:style-name="P16"><text:span text:style-name="T10">2</text:span></text:p>
          </draw:text-box>
        </draw:frame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8" svg:path="M0.025 0l-0.00357142857142857 0.0666666666666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18" svg:path="M-0.00357142857142857 0.0793650793650794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peep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22" draw:id="id22" draw:layer="layout" svg:width="10cm" svg:height="0.9cm" svg:x="3cm" svg:y="5.5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custom-shape draw:style-name="gr17" draw:text-style-name="P20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(stack <text:s text:c="4"/>top = 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urn e_tru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turn e_fals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><text:span text:style-name="T14">is_stack_empty(stack)</text:span></text:p>
          </draw:text-box>
        </draw:frame>
        <draw:g>
          <draw:custom-shape draw:style-name="gr25" draw:text-style-name="P26" draw:layer="layout" svg:width="5.6cm" svg:height="4.4cm" svg:x="17.6cm" svg:y="10.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7" draw:layer="layout" svg:width="3.093cm" svg:height="0.988cm" svg:x="18.8cm" svg:y="10.8cm">
            <draw:text-box>
              <text:p><text:span text:style-name="T15">OUTPUT</text:span></text:p>
            </draw:text-box>
          </draw:frame>
        </draw:g>
        <draw:frame draw:style-name="gr27" draw:text-style-name="P28" draw:layer="layout" svg:width="1.129cm" svg:height="0.831cm" svg:x="20.3cm" svg:y="12.569cm">
          <draw:text-box>
            <text:p xml:id="id23" text:id="id23"><text:span text:style-name="T16">20</text:span></text:p>
          </draw:text-box>
        </draw:frame>
        <draw:frame draw:style-name="gr27" draw:text-style-name="P28" draw:layer="layout" svg:width="1.129cm" svg:height="0.831cm" svg:x="17.872cm" svg:y="12.57cm">
          <draw:text-box>
            <text:p><text:span text:style-name="T16">40</text:span></text:p>
          </draw:text-box>
        </draw:frame>
        <draw:frame draw:style-name="gr27" draw:text-style-name="P28" draw:layer="layout" svg:width="1.129cm" svg:height="0.831cm" svg:x="19.101cm" svg:y="12.601cm">
          <draw:text-box>
            <text:p><text:span text:style-name="T16">30</text:span></text:p>
          </draw:text-box>
        </draw:frame>
        <draw:g>
          <draw:custom-shape draw:style-name="gr7" draw:text-style-name="P14" draw:layer="layout" svg:width="2.356cm" svg:height="1cm" svg:x="18.23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2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6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9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9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4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1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3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2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1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1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4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4cm" svg:y="4.6cm">
          <draw:text-box>
            <text:p text:style-name="P16"><text:span text:style-name="T10">40</text:span></text:p>
          </draw:text-box>
        </draw:frame>
        <draw:frame draw:style-name="gr11" draw:text-style-name="P17" draw:layer="layout" svg:width="1.4cm" svg:height="0.831cm" svg:x="19.053cm" svg:y="8.201cm">
          <draw:text-box>
            <text:p xml:id="id25" text:id="id25" text:style-name="P16"><text:span text:style-name="T10">0</text:span></text:p>
          </draw:text-box>
        </draw:frame>
        <draw:frame draw:style-name="gr11" draw:text-style-name="P17" draw:layer="layout" svg:width="1.4cm" svg:height="0.831cm" svg:x="19.053cm" svg:y="8.201cm">
          <draw:text-box>
            <text:p xml:id="id24" text:id="id24" text:style-name="P16"><text:span text:style-name="T10">1</text:span></text:p>
          </draw:text-box>
        </draw:frame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2" svg:path="M0.025 0l-0.00357142857142857 0.0666666666666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2" svg:path="M-0.00357142857142857 0.0793650793650794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Array Implementation </text:span><text:span text:style-name="T9"><text:line-break/></text:span><text:span text:style-name="T9">peep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26" draw:id="id26" draw:layer="layout" svg:width="10cm" svg:height="0.9cm" svg:x="3cm" svg:y="5.5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(is_stack_empty(sta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t stack.item[stack.to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ack.top)--</text:span></text:p>
            </draw:text-box>
          </draw:frame>
        </draw:g>
        <draw:custom-shape draw:style-name="gr17" draw:text-style-name="P20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(stack <text:s text:c="4"/>top = 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urn e_tru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turn e_fals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><text:span text:style-name="T14">is_stack_empty(stack)</text:span></text:p>
          </draw:text-box>
        </draw:frame>
        <draw:g>
          <draw:custom-shape draw:style-name="gr25" draw:text-style-name="P26" draw:layer="layout" svg:width="5.6cm" svg:height="4.4cm" svg:x="17.6cm" svg:y="10.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7" draw:layer="layout" svg:width="3.093cm" svg:height="0.988cm" svg:x="18.8cm" svg:y="10.8cm">
            <draw:text-box>
              <text:p><text:span text:style-name="T15">OUTPUT</text:span></text:p>
            </draw:text-box>
          </draw:frame>
        </draw:g>
        <draw:frame draw:style-name="gr27" draw:text-style-name="P28" draw:layer="layout" svg:width="1.129cm" svg:height="0.831cm" svg:x="21.6cm" svg:y="12.569cm">
          <draw:text-box>
            <text:p xml:id="id27" text:id="id27"><text:span text:style-name="T16">10</text:span></text:p>
          </draw:text-box>
        </draw:frame>
        <draw:frame draw:style-name="gr27" draw:text-style-name="P28" draw:layer="layout" svg:width="1.129cm" svg:height="0.831cm" svg:x="17.872cm" svg:y="12.57cm">
          <draw:text-box>
            <text:p><text:span text:style-name="T16">40</text:span></text:p>
          </draw:text-box>
        </draw:frame>
        <draw:frame draw:style-name="gr27" draw:text-style-name="P28" draw:layer="layout" svg:width="1.129cm" svg:height="0.831cm" svg:x="19.101cm" svg:y="12.601cm">
          <draw:text-box>
            <text:p><text:span text:style-name="T16">30</text:span></text:p>
          </draw:text-box>
        </draw:frame>
        <draw:frame draw:style-name="gr27" draw:text-style-name="P28" draw:layer="layout" svg:width="1.129cm" svg:height="0.831cm" svg:x="20.301cm" svg:y="12.57cm">
          <draw:text-box>
            <text:p><text:span text:style-name="T16">20</text:span></text:p>
          </draw:text-box>
        </draw:frame>
        <draw:g>
          <draw:custom-shape draw:style-name="gr7" draw:text-style-name="P14" draw:layer="layout" svg:width="2.356cm" svg:height="1cm" svg:x="18.23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2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6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9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9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4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1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3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2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1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1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4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4cm" svg:y="4.6cm">
          <draw:text-box>
            <text:p text:style-name="P16"><text:span text:style-name="T10">40</text:span></text:p>
          </draw:text-box>
        </draw:frame>
        <draw:frame draw:style-name="gr11" draw:text-style-name="P17" draw:layer="layout" svg:width="1.4cm" svg:height="0.831cm" svg:x="18.8cm" svg:y="8.269cm">
          <draw:text-box>
            <text:p xml:id="id29" text:id="id29" text:style-name="P16"><text:span text:style-name="T10">-1</text:span></text:p>
          </draw:text-box>
        </draw:frame>
        <draw:frame draw:style-name="gr11" draw:text-style-name="P17" draw:layer="layout" svg:width="1.4cm" svg:height="0.831cm" svg:x="19.053cm" svg:y="8.201cm">
          <draw:text-box>
            <text:p xml:id="id28" text:id="id28" text:style-name="P16"><text:span text:style-name="T10">0</text:span></text:p>
          </draw:text-box>
        </draw:frame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6" svg:path="M0.025 0l-0.00357142857142857 0.0666666666666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26" svg:path="M-0.00357142857142857 0.0793650793650794v0.0507936507936508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13" draw:layer="layout" svg:width="19.5cm" svg:height="2.597cm" svg:x="0.549cm" svg:y="0.206cm" presentation:class="title" presentation:user-transformed="true">
          <draw:text-box>
            <text:p><text:span text:style-name="T8">Data Structure –Stack-</text:span><text:span text:style-name="T8">Array Implementation </text:span><text:span text:style-name="T9"><text:line-break/></text:span><text:span text:style-name="T9">peep(stack)</text:span></text:p>
          </draw:text-box>
        </draw:frame>
        <draw:custom-shape draw:style-name="gr13" draw:text-style-name="P20" draw:layer="layout" svg:width="11.2cm" svg:height="6cm" svg:x="2.4cm" svg:y="3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xml:id="id30" draw:id="id30" draw:layer="layout" svg:width="10cm" svg:height="0.9cm" svg:x="3cm" svg:y="5.5cm">
          <text:p/>
          <draw:enhanced-geometry svg:viewBox="0 0 21600 21600" draw:type="rectangle" draw:enhanced-path="M 0 0 L 21600 0 21600 21600 0 21600 0 0 Z N"/>
        </draw:custom-shape>
        <draw:g>
          <draw:frame draw:style-name="gr14" draw:text-style-name="P21" draw:layer="layout" svg:width="9.4cm" svg:height="0.988cm" svg:x="3cm" svg:y="3.588cm">
            <draw:text-box>
              <text:p><text:span text:style-name="T13">If </text:span><text:span text:style-name="T13">(is_sta</text:span><text:span text:style-name="T13">ck_em</text:span><text:span text:style-name="T13">pty(sta</text:span><text:span text:style-name="T13">ck))</text:span></text:p>
            </draw:text-box>
          </draw:frame>
          <draw:frame draw:style-name="gr14" draw:text-style-name="P21" draw:layer="layout" svg:width="8cm" svg:height="0.988cm" svg:x="3.4cm" svg:y="4.6cm">
            <draw:text-box>
              <text:p><text:span text:style-name="T13">Print Stack </text:span><text:span text:style-name="T13">is Empty</text:span></text:p>
            </draw:text-box>
          </draw:frame>
          <draw:frame draw:style-name="gr14" draw:text-style-name="P21" draw:layer="layout" svg:width="9cm" svg:height="0.988cm" svg:x="3cm" svg:y="5.5cm">
            <draw:text-box>
              <text:p><text:span text:style-name="T13">while (stack.top != -</text:span><text:span text:style-name="T13">1)</text:span></text:p>
            </draw:text-box>
          </draw:frame>
          <draw:frame draw:style-name="gr14" draw:text-style-name="P21" draw:layer="layout" svg:width="9.8cm" svg:height="0.988cm" svg:x="3.6cm" svg:y="6.488cm">
            <draw:text-box>
              <text:p><text:span text:style-name="T13">Prin</text:span><text:span text:style-name="T13">t </text:span><text:span text:style-name="T13">stac</text:span><text:span text:style-name="T13">k.it</text:span><text:span text:style-name="T13">em[</text:span><text:span text:style-name="T13">stac</text:span><text:span text:style-name="T13">k.to</text:span><text:span text:style-name="T13">p] </text:span></text:p>
            </draw:text-box>
          </draw:frame>
          <draw:frame draw:style-name="gr14" draw:text-style-name="P21" draw:layer="layout" svg:width="5.2cm" svg:height="0.988cm" svg:x="3.5cm" svg:y="7.412cm">
            <draw:text-box>
              <text:p><text:span text:style-name="T13">(st</text:span><text:span text:style-name="T13">ac</text:span><text:span text:style-name="T13">k.t</text:span><text:span text:style-name="T13">op</text:span><text:span text:style-name="T13">)--</text:span></text:p>
            </draw:text-box>
          </draw:frame>
        </draw:g>
        <draw:custom-shape draw:style-name="gr17" draw:text-style-name="P20" draw:layer="layout" svg:width="11cm" svg:height="3.699cm" svg:x="2.6cm" svg:y="11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9" draw:text-style-name="P21" draw:layer="layout" svg:width="1.992cm" svg:height="0.988cm" svg:x="2.5cm" svg:y="12.913cm">
            <draw:text-box>
              <text:p><text:span text:style-name="T13"><text:s/></text:span><text:span text:style-name="T13">el</text:span><text:span text:style-name="T13">se</text:span></text:p>
            </draw:text-box>
          </draw:frame>
          <draw:g>
            <draw:line draw:style-name="gr20" draw:text-style-name="P24" draw:layer="layout" svg:x1="5.6cm" svg:y1="11.8cm" svg:x2="6.495cm" svg:y2="11.813cm">
              <text:p/>
            </draw:line>
            <draw:frame draw:style-name="gr14" draw:text-style-name="P21" draw:layer="layout" svg:width="8.5cm" svg:height="0.988cm" svg:x="2.6cm" svg:y="11.313cm">
              <draw:text-box>
                <text:p><text:span text:style-name="T13"><text:s/></text:span><text:span text:style-name="T13">If </text:span><text:span text:style-name="T13">(st</text:span><text:span text:style-name="T13">ac</text:span><text:span text:style-name="T13">k <text:s text:c="2"/></text:span><text:span text:style-name="T13"><text:s text:c="2"/></text:span><text:span text:style-name="T13">to</text:span><text:span text:style-name="T13">p </text:span><text:span text:style-name="T13">= </text:span><text:span text:style-name="T13">-1)</text:span></text:p>
              </draw:text-box>
            </draw:frame>
          </draw:g>
          <draw:frame draw:style-name="gr21" draw:text-style-name="P21" draw:layer="layout" svg:width="4.655cm" svg:height="0.988cm" svg:x="3.645cm" svg:y="12.213cm">
            <draw:text-box>
              <text:p><text:span text:style-name="T13">ret</text:span><text:span text:style-name="T13">ur</text:span><text:span text:style-name="T13">n </text:span><text:span text:style-name="T13">e_</text:span><text:span text:style-name="T13">tru</text:span><text:span text:style-name="T13">e</text:span></text:p>
            </draw:text-box>
          </draw:frame>
          <draw:frame draw:style-name="gr22" draw:text-style-name="P21" draw:layer="layout" svg:width="4.862cm" svg:height="0.988cm" svg:x="3.638cm" svg:y="13.613cm">
            <draw:text-box>
              <text:p><text:span text:style-name="T13">re</text:span><text:span text:style-name="T13">tu</text:span><text:span text:style-name="T13">rn </text:span><text:span text:style-name="T13">e</text:span><text:span text:style-name="T13">_f</text:span><text:span text:style-name="T13">al</text:span><text:span text:style-name="T13">s</text:span><text:span text:style-name="T13">e</text:span></text:p>
            </draw:text-box>
          </draw:frame>
        </draw:g>
        <draw:frame draw:style-name="gr23" draw:text-style-name="P25" draw:layer="layout" svg:width="9.2cm" svg:height="1.072cm" svg:x="2.7cm" svg:y="9.901cm">
          <draw:text-box>
            <text:p><text:span text:style-name="T14">is_sta</text:span><text:span text:style-name="T14">ck_e</text:span><text:span text:style-name="T14">mpty</text:span><text:span text:style-name="T14">(stac</text:span><text:span text:style-name="T14">k)</text:span></text:p>
          </draw:text-box>
        </draw:frame>
        <draw:g>
          <draw:custom-shape draw:style-name="gr25" draw:text-style-name="P26" draw:layer="layout" svg:width="5.6cm" svg:height="4.4cm" svg:x="17.6cm" svg:y="10.6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7" draw:layer="layout" svg:width="3.093cm" svg:height="0.988cm" svg:x="18.8cm" svg:y="10.8cm">
            <draw:text-box>
              <text:p><text:span text:style-name="T15">OUTP</text:span><text:span text:style-name="T15">UT</text:span></text:p>
            </draw:text-box>
          </draw:frame>
        </draw:g>
        <draw:frame draw:style-name="gr27" draw:text-style-name="P28" draw:layer="layout" svg:width="1.129cm" svg:height="0.831cm" svg:x="21.6cm" svg:y="12.569cm">
          <draw:text-box>
            <text:p><text:span text:style-name="T16">10</text:span></text:p>
          </draw:text-box>
        </draw:frame>
        <draw:frame draw:style-name="gr27" draw:text-style-name="P28" draw:layer="layout" svg:width="1.129cm" svg:height="0.831cm" svg:x="17.872cm" svg:y="12.57cm">
          <draw:text-box>
            <text:p><text:span text:style-name="T16">40</text:span></text:p>
          </draw:text-box>
        </draw:frame>
        <draw:frame draw:style-name="gr27" draw:text-style-name="P28" draw:layer="layout" svg:width="1.129cm" svg:height="0.831cm" svg:x="19.101cm" svg:y="12.601cm">
          <draw:text-box>
            <text:p><text:span text:style-name="T16">30</text:span></text:p>
          </draw:text-box>
        </draw:frame>
        <draw:frame draw:style-name="gr27" draw:text-style-name="P28" draw:layer="layout" svg:width="1.129cm" svg:height="0.831cm" svg:x="20.301cm" svg:y="12.57cm">
          <draw:text-box>
            <text:p><text:span text:style-name="T16">20</text:span></text:p>
          </draw:text-box>
        </draw:frame>
        <draw:g>
          <draw:custom-shape draw:style-name="gr7" draw:text-style-name="P14" draw:layer="layout" svg:width="2.356cm" svg:height="1cm" svg:x="18.23cm" svg:y="8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2.121cm" svg:height="0.962cm" svg:x="16.933cm" svg:y="8.2cm">
            <draw:text-box>
              <text:p><text:span text:style-name="T10">top</text:span></text:p>
            </draw:text-box>
          </draw:frame>
        </draw:g>
        <draw:g>
          <draw:frame draw:style-name="gr9" draw:text-style-name="P17" draw:layer="layout" svg:width="2.361cm" svg:height="1.411cm" svg:x="24.592cm" svg:y="8.137cm">
            <draw:text-box>
              <text:p text:style-name="P16"><text:span text:style-name="T10">item[0]</text:span></text:p>
            </draw:text-box>
          </draw:frame>
          <draw:frame draw:style-name="gr9" draw:text-style-name="P17" draw:layer="layout" svg:width="2.362cm" svg:height="1.411cm" svg:x="24.586cm" svg:y="6.937cm">
            <draw:text-box>
              <text:p text:style-name="P16"><text:span text:style-name="T10">item[1]</text:span></text:p>
            </draw:text-box>
          </draw:frame>
          <draw:frame draw:style-name="gr9" draw:text-style-name="P17" draw:layer="layout" svg:width="2.362cm" svg:height="1.411cm" svg:x="24.639cm" svg:y="5.7cm">
            <draw:text-box>
              <text:p text:style-name="P16"><text:span text:style-name="T10">item[2]</text:span></text:p>
            </draw:text-box>
          </draw:frame>
          <draw:frame draw:style-name="gr9" draw:text-style-name="P17" draw:layer="layout" svg:width="2.362cm" svg:height="1.411cm" svg:x="24.639cm" svg:y="4.437cm">
            <draw:text-box>
              <text:p text:style-name="P16"><text:span text:style-name="T10">item[3]</text:span></text:p>
            </draw:text-box>
          </draw:frame>
          <draw:g>
            <draw:custom-shape draw:style-name="gr15" draw:text-style-name="P18" draw:layer="layout" svg:width="2.355cm" svg:height="1.2cm" svg:x="22.354cm" svg:y="7.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6.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5.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8" draw:layer="layout" svg:width="2.355cm" svg:height="1.2cm" svg:x="22.354cm" svg:y="4.3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8" draw:text-style-name="P19" draw:layer="layout" svg:width="3.888cm" svg:height="0.962cm" svg:x="20.351cm" svg:y="2.738cm">
          <draw:text-box>
            <text:p><text:span text:style-name="T11">size</text:span><text:span text:style-name="T12"> = 4</text:span></text:p>
          </draw:text-box>
        </draw:frame>
        <draw:g>
          <draw:custom-shape draw:style-name="gr7" draw:text-style-name="P14" draw:layer="layout" svg:width="2.356cm" svg:height="1cm" svg:x="18.23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5" draw:layer="layout" svg:width="3.299cm" svg:height="0.962cm" svg:x="15.402cm" svg:y="6.138cm">
            <draw:text-box>
              <text:p><text:span text:style-name="T10">capacity</text:span></text:p>
            </draw:text-box>
          </draw:frame>
        </draw:g>
        <draw:frame draw:style-name="gr11" draw:text-style-name="P17" draw:layer="layout" svg:width="1.179cm" svg:height="0.831cm" svg:x="18.936cm" svg:y="6.169cm">
          <draw:text-box>
            <text:p text:style-name="P16"><text:span text:style-name="T10">4</text:span></text:p>
          </draw:text-box>
        </draw:frame>
        <draw:frame draw:style-name="gr12" draw:text-style-name="P17" draw:layer="layout" svg:width="1.415cm" svg:height="0.9cm" svg:x="22.941cm" svg:y="8.2cm">
          <draw:text-box>
            <text:p text:style-name="P16"><text:span text:style-name="T10">10</text:span></text:p>
          </draw:text-box>
        </draw:frame>
        <draw:frame draw:style-name="gr12" draw:text-style-name="P17" draw:layer="layout" svg:width="1.415cm" svg:height="0.9cm" svg:x="22.941cm" svg:y="7cm">
          <draw:text-box>
            <text:p text:style-name="P16"><text:span text:style-name="T10">20</text:span></text:p>
          </draw:text-box>
        </draw:frame>
        <draw:frame draw:style-name="gr12" draw:text-style-name="P17" draw:layer="layout" svg:width="1.415cm" svg:height="0.9cm" svg:x="22.94cm" svg:y="5.8cm">
          <draw:text-box>
            <text:p text:style-name="P16"><text:span text:style-name="T10">30</text:span></text:p>
          </draw:text-box>
        </draw:frame>
        <draw:frame draw:style-name="gr12" draw:text-style-name="P17" draw:layer="layout" svg:width="1.415cm" svg:height="0.9cm" svg:x="22.94cm" svg:y="4.6cm">
          <draw:text-box>
            <text:p text:style-name="P16"><text:span text:style-name="T10">40</text:span></text:p>
          </draw:text-box>
        </draw:frame>
        <draw:custom-shape draw:style-name="gr29" draw:text-style-name="P22" xml:id="id31" draw:id="id31" draw:layer="layout" svg:width="2.356cm" svg:height="1.062cm" svg:x="18.2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7" draw:layer="layout" svg:width="1.2cm" svg:height="0.9cm" svg:x="18.8cm" svg:y="8.2cm">
          <draw:text-box>
            <text:p text:style-name="P16"><text:span text:style-name="T10">-1</text:span></text:p>
          </draw:text-box>
        </draw:frame>
        <draw:frame draw:style-name="gr8" draw:text-style-name="P19" draw:layer="layout" svg:width="2.087cm" svg:height="0.962cm" svg:x="22.604cm" svg:y="9.238cm">
          <draw:text-box>
            <text:p><text:span text:style-name="T12"><text:s/></text:span><text:span text:style-name="T12">ite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Stack <text:s/>Code -peep(stack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OpenSans1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D8F94BFADB08DA73.png" xlink:type="simple" xlink:show="embed" xlink:actuate="onLoad" loext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28D1801F1A1B74AA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5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D8F94BFADB08DA73.png" xlink:type="simple" xlink:show="embed" xlink:actuate="onLoad" loext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8T20:36:48.701561082</meta:creation-date>
    <meta:editing-duration>P1DT19H15M6S</meta:editing-duration>
    <meta:editing-cycles>130</meta:editing-cycles>
    <meta:generator>LibreOffice/6.4.2.2$Linux_X86_64 LibreOffice_project/40$Build-2</meta:generator>
    <dc:title>Bright Blue</dc:title>
    <dc:date>2020-05-09T02:07:59.730062857</dc:date>
    <meta:document-statistic meta:object-count="441"/>
    <meta:template xlink:type="simple" xlink:actuate="onRequest" xlink:title="Bright Blue" xlink:href="../R05_Flowchart.odp" meta:date="2020-04-08T20:36:48.497255069"/>
  </office:meta>
</office:document-meta>
</file>